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Ubuntu Condensed" fo:font-size="20pt" fo:font-weight="normal" style:font-size-asian="20pt" style:font-weight-asian="normal" style:font-size-complex="2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10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Ubuntu Condensed" fo:font-size="13pt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style:font-name="Ubuntu Condensed" fo:font-size="20pt" style:font-size-asian="20pt" style:font-size-complex="20pt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ndale Mono"/>
    </style:style>
    <style:style style:name="P18" style:family="paragraph" style:parent-style-name="Standard">
      <style:text-properties style:font-name="Ubuntu Condense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Ubuntu Condense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style:font-name="Ubuntu Condensed"/>
    </style:style>
    <style:style style:name="P23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Andale Mono"/>
    </style:style>
    <style:style style:name="P27" style:family="paragraph" style:parent-style-name="Standard" style:list-style-name="L1">
      <style:paragraph-properties fo:text-align="start" style:justify-single-word="false" fo:background-color="#c0c0c0">
        <style:background-image/>
      </style:paragraph-properties>
      <style:text-properties style:font-name="Andale Mono"/>
    </style:style>
    <style:style style:name="P28" style:family="paragraph" style:parent-style-name="Standard">
      <style:paragraph-properties fo:margin-left="0.2437in" fo:margin-right="0in" fo:text-align="start" style:justify-single-word="false" fo:text-indent="0in" style:auto-text-indent="false" fo:background-color="#c0c0c0">
        <style:background-image/>
      </style:paragraph-properties>
      <style:text-properties style:font-name="Andale Mono"/>
    </style:style>
    <style:style style:name="P29" style:family="paragraph">
      <style:text-properties style:font-name="Ubuntu Condensed"/>
    </style:style>
    <style:style style:name="P30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 Mono"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Andale Mono" fo:font-weight="normal" style:font-weight-asian="normal" style:font-weight-complex="normal"/>
    </style:style>
    <style:style style:name="T11" style:family="text">
      <style:text-properties style:font-name="Andale Mono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Ubuntu Condens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Ubuntu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use-window-font-color="true" style:font-name="DejaVu Sans Mono" fo:font-size="11pt" fo:font-style="normal" style:font-size-asian="11pt" style:font-style-asian="normal" style:font-size-complex="11pt" style:font-style-complex="normal"/>
    </style:style>
    <style:style style:name="T16" style:family="text">
      <style:text-properties style:use-window-font-color="true" style:font-name="DejaVu Sans Mono"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53in" fo:text-indent="-0.25in" fo:margin-left="3.045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анкт-Петербургский государственный электротехнический университет “ЛЭТИ” им. В.И.Ульянова (Ленина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урсовая работа </text:p>
      <text:p text:style-name="P11">по дисциплине</text:p>
      <text:p text:style-name="P7">Объектно ориентированное программирование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Выполнил:</text:p>
          </table:table-cell>
          <table:table-cell table:style-name="Table1.A1" office:value-type="string">
            <text:p text:style-name="P5">Макаров С.</text:p>
            <text:p text:style-name="P6">группа 0851</text:p>
          </table:table-cell>
        </table:table-row>
        <table:table-row>
          <table:table-cell table:style-name="Table1.A1" office:value-type="string">
            <text:p text:style-name="P4">Принял:</text:p>
          </table:table-cell>
          <table:table-cell table:style-name="Table1.A1" office:value-type="string">
            <text:p text:style-name="P5">Егоров С.С.</text:p>
          </table:table-cell>
        </table:table-row>
      </table:table>
      <text:list xml:id="list1718766477" text:style-name="L1">
        <text:list-header>
          <text:p text:style-name="P10"/>
          <text:p text:style-name="P10"/>
          <text:p text:style-name="P10"/>
          <text:p text:style-name="P10"/>
          <text:p text:style-name="P10">Санкт-Петербург, 2013 г.</text:p>
        </text:list-header>
        <text:list-item>
          <text:p text:style-name="P21">Описание задания</text:p>
          <text:p text:style-name="P8"/>
          <text:p text:style-name="P13">Цель работы – знакомство с принципами объектно ориентированного программирования на примере языка высокого уровня <text:span text:style-name="T2">C++.</text:span></text:p>
        </text:list-item>
      </text:list>
      <text:p text:style-name="P12"><text:span text:style-name="T2"/></text:p>
      <text:p text:style-name="P12"><text:span text:style-name="T2"><text:tab/></text:span><text:span text:style-name="T3">Задания:</text:span></text:p>
      <text:list xml:id="list2040987894" text:style-name="L2">
        <text:list-item>
          <text:p text:style-name="P14"><text:span text:style-name="T3">Дан текстовый файл. Переписать его текст в новый файл таким образом, чтобы каждое предложение начиналось с новой строки и между словами осталось только по одному пробелу.</text:span></text:p>
        </text:list-item>
        <text:list-item>
          <text:p text:style-name="P14"><text:span text:style-name="T3">Написать программу перевода чисел из одной системы счисления в другую. Систему счисления (десятичная, двоичная, восьмеричная или шестнадцатеричная) для задания и перевода числа выбирает пользователь. <text:s/></text:span></text:p>
        </text:list-item>
      </text:list>
      <text:list xml:id="list1611478118" text:continue-list="list1718766477" text:style-name="L1">
        <text:list-header>
          <text:p text:style-name="P30"/>
        </text:list-header>
        <text:list-item>
          <text:p text:style-name="P8">Алгоритм</text:p>
          <text:p text:style-name="P8"/>
          <text:list>
            <text:list-item>
              <text:p text:style-name="P13">По заданному пути открывается файл и считывается блок текста от текущей позиции до символа точки. К концу считанного значения добавляется точка и символ перевода строки. Полученная последовательность символов записывается в результирующий файл.</text:p>
            </text:list-item>
            <text:list-item>
              <text:p text:style-name="P13"><text:span text:style-name="T3">Предварительно подготавливаются две хэш-таблицы для ассоциации нецифровых символов шестнадцатеричной системы счисления с десятичными цифрами и наоборот. После этого используется два метода – перевод числа </text:span><text:span text:style-name="T4">в</text:span><text:span text:style-name="T3"> десятичную систему и перевод числа </text:span><text:span text:style-name="T4">из</text:span><text:span text:style-name="T3"> десятичной системы счисления. </text:span></text:p>
              <text:p text:style-name="P13"/>
            </text:list-item>
          </text:list>
          <text:p text:style-name="P30"/>
        </text:list-item>
        <text:list-item>
          <text:p text:style-name="P21">Часть кода программ</text:p>
          <text:p text:style-name="P15"/>
        </text:list-item>
      </text:list>
      <text:p text:style-name="P3"><text:tab/></text:p>
      <text:p text:style-name="P18"><text:tab/>1. Задача #1</text:p>
      <text:p text:style-name="P3"><text:tab/>...</text:p>
      <text:p text:style-name="P3"><text:tab/><text:span text:style-name="T6">while(!this-&gt;inFile.eof()){</text:span></text:p>
      <text:p text:style-name="P25"><text:span text:style-name="T3"><text:s text:c="8"/>getline(this-&gt;inFile,curr,'.');</text:span></text:p>
      <text:p text:style-name="P25"><text:span text:style-name="T3"><text:s text:c="8"/>curr += ".\n";</text:span></text:p>
      <text:p text:style-name="P25"><text:span text:style-name="T3"><text:s text:c="8"/>if(curr[0]==' '){</text:span></text:p>
      <text:p text:style-name="P25"><text:span text:style-name="T3"><text:s text:c="10"/>curr = curr.substr(1,curr.length()-1);</text:span></text:p>
      <text:p text:style-name="P25"><text:span text:style-name="T3"><text:s text:c="8"/>}</text:span></text:p>
      <text:p text:style-name="P25"><text:span text:style-name="T3"><text:s text:c="8"/>while ((i = curr.find(" <text:s/>", 0)) &gt; 0){</text:span></text:p>
      <text:p text:style-name="P25"><text:span text:style-name="T3"><text:s text:c="10"/>curr.replace(i, 2, " ");</text:span></text:p>
      <text:p text:style-name="P25"><text:span text:style-name="T3"><text:s text:c="8"/>}</text:span></text:p>
      <text:p text:style-name="P25"><text:span text:style-name="T3"><text:s text:c="8"/>this-&gt;outFile.write(curr.c_str(),curr.length());</text:span></text:p>
      <text:p text:style-name="P25"><text:span text:style-name="T3"><text:s text:c="6"/>}</text:span></text:p>
      <text:p text:style-name="P25"><text:span text:style-name="T3"><text:tab/>...</text:span></text:p>
      <text:p text:style-name="P25"><text:span text:style-name="T3"/></text:p>
      <text:p text:style-name="P18"><text:tab/>2. Задача #2</text:p>
      <text:p text:style-name="P25"><text:span text:style-name="T7"><text:tab/>...</text:span></text:p>
      <text:p text:style-name="P25"><text:span text:style-name="T7"><text:tab/></text:span><text:span text:style-name="T9">int toDec(string str,int base=10){</text:span></text:p>
      <text:p text:style-name="P3"><text:span text:style-name="T3"><text:tab/><text:tab/>int result = 0;</text:span></text:p>
      <text:p text:style-name="P3"><text:span text:style-name="T3"><text:tab/> <text:tab/>int lim = str.length()-1;</text:span></text:p>
      <text:p text:style-name="P3"><text:span text:style-name="T3"><text:tab/><text:tab/>for(int i = 0; i &lt;= lim; i++){</text:span></text:p>
      <text:p text:style-name="P3"><text:span text:style-name="T3"><text:tab/> <text:s text:c="5"/><text:tab/>result += pow(base,lim-i) * this-&gt;hex2dec[str[i]];</text:span></text:p>
      <text:p text:style-name="P3"><text:span text:style-name="T3"><text:tab/> <text:s text:c="3"/><text:tab/>}<text:tab/></text:span></text:p>
      <text:p text:style-name="P3"><text:span text:style-name="T3"><text:s text:c="4"/><text:tab/><text:tab/>return result;</text:span></text:p>
      <text:p text:style-name="P3"><text:span text:style-name="T3"><text:s text:c="2"/><text:tab/>}</text:span></text:p>
      <text:p text:style-name="P3"><text:span text:style-name="T3"/></text:p>
      <text:p text:style-name="P3"><text:span text:style-name="T3"><text:tab/>void fromDec(int num, int base)</text:span></text:p>
      <text:p text:style-name="P3"><text:span text:style-name="T3"><text:tab/>{</text:span></text:p>
      <text:p text:style-name="P3"><text:span text:style-name="T3"><text:tab/> <text:s text:c="3"/>int len = log10(num)/log10(base) + 1;</text:span></text:p>
      <text:p text:style-name="P3"><text:span text:style-name="T3"><text:tab/> <text:s text:c="3"/>char * numberArred = new char[len];</text:span></text:p>
      <text:p text:style-name="P3"><text:span text:style-name="T3"><text:tab/> <text:s text:c="3"/>int i = len-1;</text:span></text:p>
      <text:p text:style-name="P3"><text:span text:style-name="T3"><text:tab/> <text:s text:c="3"/>if(num){</text:span></text:p>
      <text:p text:style-name="P3"><text:span text:style-name="T3"><text:tab/> <text:s text:c="5"/>while(num &gt;= base) {</text:span></text:p>
      <text:p text:style-name="P3"><text:span text:style-name="T3"><text:tab/> <text:s text:c="7"/>numberArred[i] = this-&gt;dec2hex[num%base];</text:span></text:p>
      <text:p text:style-name="P3"><text:span text:style-name="T3"><text:tab/> <text:s text:c="7"/>num = num / base;</text:span></text:p>
      <text:p text:style-name="P3"><text:span text:style-name="T3"><text:tab/> <text:s text:c="7"/>i--;</text:span></text:p>
      <text:p text:style-name="P3"><text:span text:style-name="T3"><text:tab/> <text:s text:c="5"/>}</text:span></text:p>
      <text:p text:style-name="P3"><text:span text:style-name="T3"><text:tab/> <text:s text:c="5"/>numberArred[i] = this-&gt;dec2hex[num];</text:span></text:p>
      <text:p text:style-name="P3"><text:span text:style-name="T3"><text:tab/> <text:s text:c="3"/>}</text:span></text:p>
      <text:p text:style-name="P3"><text:span text:style-name="T3"><text:tab/> <text:s text:c="3"/>cout &lt;&lt; "Result: " &lt;&lt; numberArred &lt;&lt; endl;</text:span></text:p>
      <text:p text:style-name="P3"><text:span text:style-name="T3"><text:tab/>}</text:span></text:p>
      <text:p text:style-name="P3"><text:tab/>...</text:p>
      <text:p text:style-name="P3"/>
      <text:list xml:id="list231072889" text:continue-numbering="true" text:style-name="L1">
        <text:list-header>
          <text:p text:style-name="P16"><text:span text:style-name="T12"/></text:p>
        </text:list-header>
        <text:list-item>
          <text:p text:style-name="P22"><text:span text:style-name="T14">Результаты выполнения программ.</text:span></text:p>
          <text:p text:style-name="P19"><text:span text:style-name="T14"/></text:p>
          <text:list>
            <text:list-item>
              <text:p text:style-name="P20"><text:span text:style-name="T1">Задание #1</text:span></text:p>
              <text:p text:style-name="P20"><text:span text:style-name="T1"/></text:p>
            </text:list-item>
          </text:list>
          <text:p text:style-name="P27"><text:span text:style-name="T5">seymour@seymourPC:~/edu/inst/oop/sources$</text:span> g++ task25.cpp -o ../binaries/task25</text:p>
          <text:p text:style-name="P27"><text:span text:style-name="T5">seymour@seymourPC:~/edu/inst/oop/sources$</text:span> ../binaries/task25</text:p>
          <text:p text:style-name="P27">Input file name: ../data/data.in</text:p>
          <text:p text:style-name="P27">Wrote to "../data/data.out"</text:p>
          <text:p text:style-name="P27"><text:span text:style-name="T5">seymour@seymourPC:~/edu/inst/oop/sources$</text:span> tail ../data/data.in</text:p>
          <text:p text:style-name="P27">Ut vitae ipsum ac nulla tempor congue id a ligula. Donec vel hendrerit nisi. Donec nunc ligula, tempus a bibendum ac, tincidunt non diam. Sed eu ullamcorper enim. Vestibulum nec auctor eros. Sed eleifend, lacus vitae gravida elementum, a\</text:p>
          <text:p text:style-name="P27">rcu sem sollicitudin sem, eget mattis mi justo a massa. Donec sed velit nec diam auctor blandit. Duis nec interdum arcu. Donec ornare congue felis, ac placerat velit scelerisque at. seymour@seymourPC:~/edu/inst/oop/sources$</text:p>
          <text:p text:style-name="P27"><text:span text:style-name="T5">seymour@seymourPC:~/edu/inst/oop/sources$</text:span> tail ../data/data.out</text:p>
          <text:p text:style-name="P27">Ut vitae ipsum ac nulla tempor congue id a ligula.</text:p>
          <text:p text:style-name="P27">Donec vel hendrerit nisi.</text:p>
          <text:p text:style-name="P27">Donec nunc ligula, tempus a bibendum ac, tincidunt non diam.</text:p>
          <text:p text:style-name="P27">Sed eu ullamcorper enim.</text:p>
          <text:p text:style-name="P27">Vestibulum nec auctor eros.</text:p>
          <text:p text:style-name="P27">Sed eleifend, lacus vitae gravida elementum, arcu sem sollicitudin sem, eget mattis mi justo a massa.</text:p>
          <text:p text:style-name="P27">Donec sed velit nec diam auctor blandit.</text:p>
          <text:p text:style-name="P27">Duis nec interdum arcu.</text:p>
          <text:p text:style-name="P27">Donec ornare congue felis, ac placerat velit scelerisque at.</text:p>
          <text:p text:style-name="P27"><text:span text:style-name="T5">seymour@seymourPC:~/edu/inst/oop/sources</text:span><text:line-break/></text:p>
          <text:list text:continue-numbering="true">
            <text:list-header>
              <text:p text:style-name="P20"><text:span text:style-name="T13"/></text:p>
            </text:list-header>
            <text:list-item>
              <text:p text:style-name="P20"><text:span text:style-name="T1">Задание #2</text:span></text:p>
            </text:list-item>
          </text:list>
        </text:list-item>
      </text:list>
      <text:list xml:id="list526068662" text:style-name="L3">
        <text:list-item>
          <text:list>
            <text:list-header>
              <text:p text:style-name="P17"><text:span text:style-name="T5"/></text:p>
            </text:list-header>
          </text:list>
        </text:list-item>
      </text:list>
      <text:p text:style-name="P28"><text:span text:style-name="T5">seymour@seymourPC:~/edu/inst/oop/sources$ </text:span>../binaries/task77</text:p>
      <text:p text:style-name="P28">Enter input radix: 16</text:p>
      <text:p text:style-name="P28">Enter number to convert: FF</text:p>
      <text:p text:style-name="P28">Enter output radix: 10</text:p>
      <text:p text:style-name="P28">Result: 255</text:p>
      <text:p text:style-name="P28"><text:span text:style-name="T5">seymour@seymourPC:~/edu/inst/oop/sources$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ingbats" svg:font-family="Dingbat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063in" fo:margin-right="0.486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08T16:31:10</meta:creation-date>
    <dc:date>2013-05-24T17:29:58</dc:date>
    <dc:creator>seymour </dc:creator>
    <meta:editing-duration>PT3H54M5S</meta:editing-duration>
    <meta:editing-cycles>49</meta:editing-cycles>
    <meta:generator>LibreOffice/3.5$Linux_x86 LibreOffice_project/350m1$Build-2</meta:generator>
    <meta:document-statistic meta:table-count="1" meta:image-count="0" meta:object-count="0" meta:page-count="4" meta:paragraph-count="87" meta:word-count="491" meta:character-count="3773" meta:non-whitespace-character-count="3184"/>
  </office:meta>
</office:document-meta>
</file>